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2.4965in"/>
    </style:style>
    <style:style style:name="co4" style:family="table-column">
      <style:table-column-properties fo:break-before="auto" style:column-width="4.354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4.1693in"/>
    </style:style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3.74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04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ND NUMB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REF D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VENDOR LIN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COMMEN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brzk-wt-001</text:p>
          </table:table-cell>
          <table:table-cell office:value-type="string" calcext:value-type="string">
            <text:p>Embedded Watch Proto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/>
          <table:table-cell table:formula="of:=SUM([.I3:.I34])" office:value-type="float" office:value="48.226468" calcext:value-type="float">
            <text:p>48.2264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TOTYP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brzk-wt-001-pcb</text:p>
          </table:table-cell>
          <table:table-cell office:value-type="string" calcext:value-type="string">
            <text:p>Embedded Watch Prototype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PROTOTYP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ESP32-WROOM-32E-N4</text:p>
          </table:table-cell>
          <table:table-cell office:value-type="string" calcext:value-type="string">
            <text:p>ESP32 Module /w PCB Antenna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7" table:formula="of:=[.H4]*[.F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digikey.com/en/products/detail/espressif-systems/ESP32-WROOM-32E-N4/11613125" xlink:type="simple">https://www.digikey.com/en/products/detail/espressif-systems/ESP32-WROOM-32E-N4/11613125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T IN STOCK DIGIKEY!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XC9265A331MR-G</text:p>
          </table:table-cell>
          <table:table-cell office:value-type="string" calcext:value-type="string">
            <text:p>Voltage Regulator - 3.3V, DC-DC Converter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1.46" calcext:value-type="currency">
            <text:p>$1.46</text:p>
          </table:table-cell>
          <table:table-cell table:style-name="ce7" table:formula="of:=[.H5]*[.F5]" office:value-type="currency" office:currency="USD" office:value="1.46" calcext:value-type="currency">
            <text:p>$1.46</text:p>
          </table:table-cell>
          <table:table-cell office:value-type="string" calcext:value-type="string">
            <text:p><text:a xlink:href="https://www.mouser.com/ProductDetail/Torex-Semiconductor/XC9265A331MR-G?qs=AsjdqWjXhJ9U1u7bKcUHSA%3D%3D" xlink:type="simple">https://www.mouser.com/ProductDetail/Torex-Semiconductor/XC9265A331MR-G?qs=AsjdqWjXhJ9U1u7bKcUHSA%3D%3D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HECK CURRENT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MAX1811ESA+</text:p>
          </table:table-cell>
          <table:table-cell office:value-type="string" calcext:value-type="string">
            <text:p>Battery Charger IC Lithium Ion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4.82" calcext:value-type="currency">
            <text:p>$4.82</text:p>
          </table:table-cell>
          <table:table-cell table:style-name="ce7" table:formula="of:=[.H6]*[.F6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digikey.com/en/products/detail/analog-devices-inc-maxim-integrated/MAX1811ESA/1513383" xlink:type="simple">https://www.digikey.com/en/products/detail/analog-devices-inc-maxim-integrated/MAX1811ESA/1513383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TLV840MAPL36DBVRQ1</text:p>
          </table:table-cell>
          <table:table-cell office:value-type="string" calcext:value-type="string">
            <text:p>Battery Supervisor IC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85" calcext:value-type="currency">
            <text:p>$0.85</text:p>
          </table:table-cell>
          <table:table-cell table:style-name="ce7" table:formula="of:=[.H7]*[.F7]" office:value-type="currency" office:currency="USD" office:value="0.85" calcext:value-type="currency">
            <text:p>$0.85</text:p>
          </table:table-cell>
          <table:table-cell office:value-type="string" calcext:value-type="string">
            <text:p><text:a xlink:href="https://www.mouser.com/ProductDetail/Texas-Instruments/TLV840MAPL36DBVRQ1?qs=TuK3vfAjtkUvm%2FFmAPUHzQ%3D%3D" xlink:type="simple">https://www.mouser.com/ProductDetail/Texas-Instruments/TLV840MAPL36DBVRQ1?qs=TuK3vfAjtkUvm%2FFmAPUHz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DMC2400UV-7</text:p>
          </table:table-cell>
          <table:table-cell office:value-type="string" calcext:value-type="string">
            <text:p>MOSFET N/P 2 CHANNEL PAIR IC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4" calcext:value-type="currency">
            <text:p>$0.40</text:p>
          </table:table-cell>
          <table:table-cell table:style-name="ce7" table:formula="of:=[.H8]*[.F8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digikey.com/en/products/detail/diodes-incorporated/DMC2400UV-7/2918383" xlink:type="simple">https://www.digikey.com/en/products/detail/diodes-incorporated/DMC2400UV-7/2918383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EED TO ADD RESISTORS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LSM6DSMTR</text:p>
          </table:table-cell>
          <table:table-cell table:style-name="Default" office:value-type="string" calcext:value-type="string">
            <text:p>IMU ACCEL/GYRO I2C/SPI IC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4.45" calcext:value-type="currency">
            <text:p>$4.45</text:p>
          </table:table-cell>
          <table:table-cell table:style-name="ce7" table:formula="of:=[.H9]*[.F9]" office:value-type="currency" office:currency="USD" office:value="4.45" calcext:value-type="currency">
            <text:p>$4.45</text:p>
          </table:table-cell>
          <table:table-cell office:value-type="string" calcext:value-type="string">
            <text:p><text:a xlink:href="https://www.digikey.com/en/products/detail/stmicroelectronics/LSM6DSMTR/6192777" xlink:type="simple">https://www.digikey.com/en/products/detail/stmicroelectronics/LSM6DSMTR/6192777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LPS22DFTR</text:p>
          </table:table-cell>
          <table:table-cell office:value-type="string" calcext:value-type="string">
            <text:p>Pressure Sensor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4.19" calcext:value-type="currency">
            <text:p>$4.19</text:p>
          </table:table-cell>
          <table:table-cell table:style-name="ce7" table:formula="of:=[.H10]*[.F10]" office:value-type="currency" office:currency="USD" office:value="4.19" calcext:value-type="currency">
            <text:p>$4.19</text:p>
          </table:table-cell>
          <table:table-cell office:value-type="string" calcext:value-type="string">
            <text:p><text:a xlink:href="https://www.mouser.com/ProductDetail/STMicroelectronics/LPS22DFTR?qs=XAiT9M5g4x%2FrfsCWzyhaPw%3D%3D" xlink:type="simple">https://www.mouser.com/ProductDetail/STMicroelectronics/LPS22DFTR?qs=XAiT9M5g4x%2FrfsCWzyhaPw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JS102011SAQN</text:p>
          </table:table-cell>
          <table:table-cell office:value-type="string" calcext:value-type="string">
            <text:p>SPDT SLIDE SWITCH RIGHT ANGLE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71" calcext:value-type="currency">
            <text:p>$0.71</text:p>
          </table:table-cell>
          <table:table-cell table:style-name="ce7" table:formula="of:=[.H11]*[.F11]" office:value-type="currency" office:currency="USD" office:value="0.71" calcext:value-type="currency">
            <text:p>$0.71</text:p>
          </table:table-cell>
          <table:table-cell office:value-type="string" calcext:value-type="string">
            <text:p><text:a xlink:href="https://www.digikey.com/en/products/detail/c-k/JS102011SAQN/1640095?s=N4IgTCBcDaIFIGUCMAGMKlIM4EECKAciALoC%2BQA" xlink:type="simple">https://www.digikey.com/en/products/detail/c-k/JS102011SAQN/1640095?s=N4IgTCBcDaIFIGUCMAGMKlIM4EECKAciALoC%2BQA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9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13B-GHS-TB(LF)(SN)</text:p>
          </table:table-cell>
          <table:table-cell office:value-type="string" calcext:value-type="string">
            <text:p>GH1.25 13 PIN 1.25MM CONNECTOR (FOR SCREEN MODULE)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table:style-name="ce2" office:value-type="float" office:value="0.036468" calcext:value-type="float">
            <text:p>0.036468</text:p>
          </table:table-cell>
          <table:table-cell table:style-name="ce7" table:formula="of:=[.H13]*[.F13]" office:value-type="currency" office:currency="USD" office:value="0.036468" calcext:value-type="currency">
            <text:p>$0.04</text:p>
          </table:table-cell>
          <table:table-cell office:value-type="string" calcext:value-type="string">
            <text:p><text:a xlink:href="https://www.digikey.com/en/products/detail/jst-sales-america-inc/SM13B-GHS-TB-LF-SN/807797?s=N4IgTCBcDaIMoFkCMBmAQgWgOIAk4YBU0QBdAXyA" xlink:type="simple">https://www.digikey.com/en/products/detail/jst-sales-america-inc/SM13B-GHS-TB-LF-SN/807797?s=N4IgTCBcDaIMoFkCMBmAQgWgOIAk4YBU0QBdAXyA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Y NEED TO FIND ALTERNATE (STRAIGHT SOLDER?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B4056-03-A</text:p>
          </table:table-cell>
          <table:table-cell office:value-type="string" calcext:value-type="string">
            <text:p>USB-C 3.2 CONNECTOR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97" calcext:value-type="currency">
            <text:p>$0.97</text:p>
          </table:table-cell>
          <table:table-cell table:style-name="ce7" table:formula="of:=[.H14]*[.F14]" office:value-type="currency" office:currency="USD" office:value="0.97" calcext:value-type="currency">
            <text:p>$0.97</text:p>
          </table:table-cell>
          <table:table-cell office:value-type="string" calcext:value-type="string">
            <text:p><text:a xlink:href="https://www.digikey.com/en/products/detail/gct/USB4056-03-A/14638038" xlink:type="simple">https://www.digikey.com/en/products/detail/gct/USB4056-03-A/14638038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PB052VWVN-RC</text:p>
          </table:table-cell>
          <table:table-cell office:value-type="string" calcext:value-type="string">
            <text:p>10 PIN HEADER 2 ROW 1.27MM PITCH (JTAG)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73" calcext:value-type="currency">
            <text:p>$0.73</text:p>
          </table:table-cell>
          <table:table-cell table:style-name="ce7" table:formula="of:=[.H15]*[.F15]" office:value-type="currency" office:currency="USD" office:value="0.73" calcext:value-type="currency">
            <text:p>$0.73</text:p>
          </table:table-cell>
          <table:table-cell office:value-type="string" calcext:value-type="string">
            <text:p><text:a xlink:href="https://www.digikey.com/en/products/detail/sullins-connector-solutions/GRPB052VWVN-RC/1786455" xlink:type="simple">https://www.digikey.com/en/products/detail/sullins-connector-solutions/GRPB052VWVN-RC/1786455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ce7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01</text:p>
          </table:table-cell>
          <table:table-cell table:style-name="ce2" office:value-type="float" office:value="24155" calcext:value-type="float">
            <text:p>24155</text:p>
          </table:table-cell>
          <table:table-cell office:value-type="string" calcext:value-type="string">
            <text:p>1.28 Inch 240x240p Screen Module /w Capacative Touch Senso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18.99" calcext:value-type="currency">
            <text:p>$18.99</text:p>
          </table:table-cell>
          <table:table-cell table:style-name="ce7" table:formula="of:=[.H19]*[.F19]" office:value-type="currency" office:currency="USD" office:value="18.99" calcext:value-type="currency">
            <text:p>$18.99</text:p>
          </table:table-cell>
          <table:table-cell office:value-type="string" calcext:value-type="string">
            <text:p><text:a xlink:href="https://www.waveshare.com/1.28inch-touch-lcd.htm" xlink:type="simple">https://www.waveshare.com/1.28inch-touch-lcd.htm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02</text:p>
          </table:table-cell>
          <table:table-cell table:style-name="ce2" office:value-type="string" calcext:value-type="string">
            <text:p>LP851719JU+PCM+2 WIRES 50MM</text:p>
          </table:table-cell>
          <table:table-cell office:value-type="string" calcext:value-type="string">
            <text:p>LIPO 3.7V 180MAH BATT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8.12" calcext:value-type="currency">
            <text:p>$8.12</text:p>
          </table:table-cell>
          <table:table-cell table:style-name="ce7" table:formula="of:=[.H20]*[.F20]" office:value-type="currency" office:currency="USD" office:value="8.12" calcext:value-type="currency">
            <text:p>$8.12</text:p>
          </table:table-cell>
          <table:table-cell office:value-type="string" calcext:value-type="string">
            <text:p><text:a xlink:href="https://www.digikey.com/en/products/detail/jauch-quartz/LP851719JU-PCM-2-WIRES-50MM/9560975" xlink:type="simple">https://www.digikey.com/en/products/detail/jauch-quartz/LP851719JU-PCM-2-WIRES-50MM/9560975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9"/>
          <table:table-cell table:style-name="ce2" table:number-columns-repeated="1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1</text:p>
          </table:table-cell>
          <table:table-cell table:style-name="ce3" office:value-type="string" calcext:value-type="string">
            <text:p>brzk-wt-001-sch</text:p>
          </table:table-cell>
          <table:table-cell office:value-type="string" calcext:value-type="string">
            <text:p>Embedded Watch Circuit Card Assembly Schemati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ROTOTYP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0"/>
        </table:table-row>
        <table:table-row table:style-name="ro1" table:number-rows-repeated="7">
          <table:table-cell table:style-name="Default" table:number-columns-repeated="12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LSM6DSM</text:p>
          </table:table-cell>
          <table:table-cell table:style-name="Default" table:number-columns-repeated="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0:33:44.380779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21:47.007950236</meta:creation-date>
    <meta:generator>LibreOffice/7.5.9.2$Linux_X86_64 LibreOffice_project/50$Build-2</meta:generator>
    <dc:date>2023-12-22T21:17:14.672349178</dc:date>
    <meta:editing-duration>PT13H15M56S</meta:editing-duration>
    <meta:editing-cycles>33</meta:editing-cycles>
    <meta:document-statistic meta:table-count="1" meta:cell-count="188" meta:object-count="0"/>
  </office:meta>
</office:document-meta>
</file>